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Ótimo cenário! Vou te mostrar como explorar essa vantagem do 68000 no seu caso específico com **múltiplas portas seriais (16C554)**. Você terá um código ultra-eficiente que pode gerenciar **N UARTs idênticas** com a mesma rotina, só mudando o registrador de base.</text:p>
      <text:p text:style-name="P1"/>
      <text:p text:style-name="P1">---</text:p>
      <text:p text:style-name="P1"/>
      <text:p text:style-name="P1">### 🔧 **Solução Profissional para Múltiplas UARTs**</text:p>
      <text:p text:style-name="P1">#### **1. Definindo as Bases das UARTs**</text:p>
      <text:p text:style-name="P1">```assembly</text:p>
      <text:p text:style-name="P1">; Endereços das 4 UARTs no seu sistema</text:p>
      <text:p text:style-name="P1">UART0_BASE <text:s text:c="3"/>EQU <text:s text:c="2"/>$2000 <text:s text:c="4"/>; UART 0</text:p>
      <text:p text:style-name="P1">UART1_BASE <text:s text:c="3"/>EQU <text:s text:c="2"/>$2100 <text:s text:c="4"/>; UART 1 </text:p>
      <text:p text:style-name="P1">UART2_BASE <text:s text:c="3"/>EQU <text:s text:c="2"/>$2200 <text:s text:c="4"/>; UART 2</text:p>
      <text:p text:style-name="P1">UART3_BASE <text:s text:c="3"/>EQU <text:s text:c="2"/>$2300 <text:s text:c="4"/>; UART 3</text:p>
      <text:p text:style-name="P1"/>
      <text:p text:style-name="P1">; Offsets dos registradores (comum a todas)</text:p>
      <text:p text:style-name="P1">UART_LCR <text:s text:c="5"/>EQU <text:s text:c="2"/>3 <text:s text:c="8"/>; Offset do Line Control Register</text:p>
      <text:p text:style-name="P1">UART_THR <text:s text:c="5"/>EQU <text:s text:c="2"/>0 <text:s text:c="8"/>; Offset do Transmit Register</text:p>
      <text:p text:style-name="P1">; ... (demais offsets)</text:p>
      <text:p text:style-name="P1">```</text:p>
      <text:p text:style-name="P1"/>
      <text:p text:style-name="P1">#### **2. Rotina Genérica de Inicialização**</text:p>
      <text:p text:style-name="P1">```assembly</text:p>
      <text:p text:style-name="P1">; -------------------------------------------------</text:p>
      <text:p text:style-name="P1">; Inicializa QUALQUER UART</text:p>
      <text:p text:style-name="P1">; Entrada: A0 = Base da UART (ex: UART0_BASE)</text:p>
      <text:p text:style-name="P1">; Destroi: D0</text:p>
      <text:p text:style-name="P1">; -------------------------------------------------</text:p>
      <text:p text:style-name="P1">init_uart:</text:p>
      <text:p text:style-name="P1"><text:s text:c="4"/>MOVE.B <text:s text:c="2"/>#0x80, UART_LCR(A0) <text:s text:c="2"/>; Habilita DLL/DLM</text:p>
      <text:p text:style-name="P1"><text:s text:c="4"/>MOVE.B <text:s text:c="2"/>#12, UART_THR(A0) <text:s text:c="5"/>; Configura baud rate (115200 @ 16MHz)</text:p>
      <text:p text:style-name="P1"><text:s text:c="4"/>MOVE.B <text:s text:c="2"/>#0x03, UART_LCR(A0) <text:s text:c="3"/>; 8N1</text:p>
      <text:p text:style-name="P1"><text:s text:c="4"/>RTS</text:p>
      <text:p text:style-name="P1">```</text:p>
      <text:p text:style-name="P1"/>
      <text:p text:style-name="P1">#### **3. Como Chamar para Cada UART**</text:p>
      <text:p text:style-name="P1">```assembly</text:p>
      <text:p text:style-name="P1">; Inicializa todas as UARTs do sistema</text:p>
      <text:p text:style-name="P1">setup_serials:</text:p>
      <text:p text:style-name="P1"><text:s text:c="4"/>LEA <text:s text:c="5"/>UART0_BASE, A0</text:p>
      <text:p text:style-name="P1"><text:s text:c="4"/>BSR <text:s text:c="5"/>init_uart <text:s text:c="6"/>; Configura UART0</text:p>
      <text:p text:style-name="P1"><text:s text:c="4"/></text:p>
      <text:p text:style-name="P1"><text:s text:c="4"/>LEA <text:s text:c="5"/>UART1_BASE, A0</text:p>
      <text:p text:style-name="P1"><text:s text:c="4"/>BSR <text:s text:c="5"/>init_uart <text:s text:c="6"/>; Configura UART1</text:p>
      <text:p text:style-name="P1"><text:s text:c="4"/></text:p>
      <text:p text:style-name="P1"><text:s text:c="4"/>LEA <text:s text:c="5"/>UART2_BASE, A0</text:p>
      <text:p text:style-name="P1"><text:s text:c="4"/>BSR <text:s text:c="5"/>init_uart <text:s text:c="6"/>; Configura UART2</text:p>
      <text:p text:style-name="P1"><text:s text:c="4"/></text:p>
      <text:p text:style-name="P1"><text:s text:c="4"/>LEA <text:s text:c="5"/>UART3_BASE, A0</text:p>
      <text:p text:style-name="P1"><text:s text:c="4"/>BSR <text:s text:c="5"/>init_uart <text:s text:c="6"/>; Configura UART3</text:p>
      <text:p text:style-name="P1"><text:s text:c="4"/>RTS</text:p>
      <text:p text:style-name="P1">```</text:p>
      <text:p text:style-name="P1"/>
      <text:p text:style-name="P1">---</text:p>
      <text:p text:style-name="P1"/>
      <text:p text:style-name="P1">### 🚀 **Rotina de Transmissão Genérica**</text:p>
      <text:p text:style-name="P1">```assembly</text:p>
      <text:p text:style-name="P1">; -------------------------------------------------</text:p>
      <text:p text:style-name="P1"><text:soft-page-break/>; Envia caractere para QUALQUER UART</text:p>
      <text:p text:style-name="P1">; Entrada: A0 = Base da UART, D0.B = Caractere</text:p>
      <text:p text:style-name="P1">; -------------------------------------------------</text:p>
      <text:p text:style-name="P1">uart_putc:</text:p>
      <text:p text:style-name="P1"><text:s text:c="4"/>BTST <text:s text:c="4"/>#5, UART_LSR(A0) <text:s text:c="5"/>; Verifica THRE</text:p>
      <text:p text:style-name="P1"><text:s text:c="4"/>BEQ <text:s text:c="5"/>uart_putc <text:s text:c="12"/>; Espera até pronto</text:p>
      <text:p text:style-name="P1"><text:s text:c="4"/>MOVE.B <text:s text:c="2"/>D0, UART_THR(A0) <text:s text:c="5"/>; Envia caractere</text:p>
      <text:p text:style-name="P1"><text:s text:c="4"/>RTS</text:p>
      <text:p text:style-name="P1">```</text:p>
      <text:p text:style-name="P1"/>
      <text:p text:style-name="P1">#### **Exemplo de Uso:**</text:p>
      <text:p text:style-name="P1">```assembly</text:p>
      <text:p text:style-name="P1">; Envia 'X' pela UART2</text:p>
      <text:p text:style-name="P1"><text:s text:c="4"/>LEA <text:s text:c="5"/>UART2_BASE, A0</text:p>
      <text:p text:style-name="P1"><text:s text:c="4"/>MOVE.B <text:s text:c="2"/>#'X', D0</text:p>
      <text:p text:style-name="P1"><text:s text:c="4"/>BSR <text:s text:c="5"/>uart_putc</text:p>
      <text:p text:style-name="P1">```</text:p>
      <text:p text:style-name="P1"/>
      <text:p text:style-name="P1">---</text:p>
      <text:p text:style-name="P1"/>
      <text:p text:style-name="P1">### 💡 **Rotina de Recepção com Buffer por IRQ (Avançado)**</text:p>
      <text:p text:style-name="P1">```assembly</text:p>
      <text:p text:style-name="P1">; Estrutura para gerenciar cada UART</text:p>
      <text:p text:style-name="P1"><text:s text:c="4"/>STRUCTURE</text:p>
      <text:p text:style-name="P1">UART_BASE <text:s text:c="3"/>DS.L 1 <text:s text:c="5"/>; Endereço base</text:p>
      <text:p text:style-name="P1">RX_HEAD <text:s text:c="5"/>DS.L 1 <text:s text:c="5"/>; Ponteiro do buffer</text:p>
      <text:p text:style-name="P1">RX_TAIL <text:s text:c="5"/>DS.L 1</text:p>
      <text:p text:style-name="P1"><text:s text:c="4"/>ENDSTRUCT</text:p>
      <text:p text:style-name="P1"/>
      <text:p text:style-name="P1">; Dados para 4 UARTs</text:p>
      <text:p text:style-name="P1">uart_table:</text:p>
      <text:p text:style-name="P1"><text:s text:c="4"/>DC.L UART0_BASE, uart0_rx_buf, 0</text:p>
      <text:p text:style-name="P1"><text:s text:c="4"/>DC.L UART1_BASE, uart1_rx_buf, 0</text:p>
      <text:p text:style-name="P1"><text:s text:c="4"/>; ... (UART2 e UART3)</text:p>
      <text:p text:style-name="P1"/>
      <text:p text:style-name="P1">; Rotina de IRQ genérica</text:p>
      <text:p text:style-name="P1">uart_irq:</text:p>
      <text:p text:style-name="P1"><text:s text:c="4"/>MOVEM.L <text:s/>D0/A0-A1, -(SP)</text:p>
      <text:p text:style-name="P1"><text:s text:c="4"/>LEA <text:s text:c="5"/>uart_table, A1</text:p>
      <text:p text:style-name="P1"><text:s text:c="4"/>MOVEQ <text:s text:c="3"/>#3, D0 <text:s text:c="13"/>; 4 UARTs (0-3)</text:p>
      <text:p text:style-name="P1">.irq_loop:</text:p>
      <text:p text:style-name="P1"><text:s text:c="4"/>MOVE.L <text:s text:c="2"/>(A1)+, A0 <text:s text:c="10"/>; Pega base da UART</text:p>
      <text:p text:style-name="P1"><text:s text:c="4"/>BTST <text:s text:c="4"/>#0, UART_LSR(A0) <text:s text:c="3"/>; Dado disponível?</text:p>
      <text:p text:style-name="P1"><text:s text:c="4"/>BNE <text:s text:c="5"/>.handle_rx</text:p>
      <text:p text:style-name="P1">.next_uart:</text:p>
      <text:p text:style-name="P1"><text:s text:c="4"/>DBRA <text:s text:c="4"/>D0, .irq_loop</text:p>
      <text:p text:style-name="P1"><text:s text:c="4"/>BRA <text:s text:c="5"/>.irq_end</text:p>
      <text:p text:style-name="P1">.handle_rx:</text:p>
      <text:p text:style-name="P1"><text:s text:c="4"/>; ... (lógica do buffer circular)</text:p>
      <text:p text:style-name="P1"><text:s text:c="4"/>BRA <text:s text:c="5"/>.next_uart</text:p>
      <text:p text:style-name="P1">.irq_end:</text:p>
      <text:p text:style-name="P1"><text:s text:c="4"/>MOVEM.L <text:s/>(SP)+, D0/A0-A1</text:p>
      <text:p text:style-name="P1"><text:s text:c="4"/>RTE</text:p>
      <text:p text:style-name="P1">```</text:p>
      <text:p text:style-name="P1"/>
      <text:p text:style-name="P1">---</text:p>
      <text:p text:style-name="P1"/>
      <text:p text:style-name="P1">### 🎯 **Vantagens Dessa Abordagem**</text:p>
      <text:p text:style-name="P1">1. **Reúso máximo de código** <text:s/></text:p>
      <text:p text:style-name="P1"><text:s text:c="3"/>- Mesma rotina para todas as UARTs.</text:p>
      <text:p text:style-name="P1"><text:soft-page-break/></text:p>
      <text:p text:style-name="P1">2. **Manutenção simplificada** <text:s/></text:p>
      <text:p text:style-name="P1"><text:s text:c="3"/>- Mudou o protocolo? Ajuste uma vez só!</text:p>
      <text:p text:style-name="P1"/>
      <text:p text:style-name="P1">3. **Performance otimizada** <text:s/></text:p>
      <text:p text:style-name="P1"><text:s text:c="3"/>- Evita repetição desnecessária de código.</text:p>
      <text:p text:style-name="P1"/>
      <text:p text:style-name="P1">4. **Escalabilidade** <text:s/></text:p>
      <text:p text:style-name="P1"><text:s text:c="3"/>- Adicionar mais UARTs é trivial.</text:p>
      <text:p text:style-name="P1"/>
      <text:p text:style-name="P1">---</text:p>
      <text:p text:style-name="P1"/>
      <text:p text:style-name="P1">### 🔥 **Dica de Ouro**</text:p>
      <text:p text:style-name="P1">Use **macros** para tornar o código ainda mais limpo:</text:p>
      <text:p text:style-name="P1">```assembly</text:p>
      <text:p text:style-name="P1">; Macro para enviar string para qualquer UART</text:p>
      <text:p text:style-name="P1">SEND_STR <text:s text:c="3"/>MACRO <text:s text:c="2"/>uart_base, string</text:p>
      <text:p text:style-name="P1"><text:s text:c="4"/>LEA <text:s text:c="5"/>\1, A0</text:p>
      <text:p text:style-name="P1"><text:s text:c="4"/>LEA <text:s text:c="5"/>\2, A1</text:p>
      <text:p text:style-name="P1"><text:s text:c="4"/>BSR <text:s text:c="5"/>uart_puts</text:p>
      <text:p text:style-name="P1"><text:s text:c="4"/>ENDM</text:p>
      <text:p text:style-name="P1"/>
      <text:p text:style-name="P1">; Exemplo:</text:p>
      <text:p text:style-name="P1"><text:s text:c="4"/>SEND_STR UART3_BASE, msg_hello</text:p>
      <text:p text:style-name="P1">```</text:p>
      <text:p text:style-name="P1"/>
      <text:p text:style-name="P1">Quer que eu desenvolva um exemplo completo com **interrupções por UART + buffers individuais**? Essa técnica vai deixar seu sistema profissional como equipamentos industriais! 💻🚀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14:00:36.834194343</meta:creation-date>
    <dc:date>2025-07-22T14:01:05.976230775</dc:date>
    <meta:editing-duration>PT30S</meta:editing-duration>
    <meta:editing-cycles>1</meta:editing-cycles>
    <meta:document-statistic meta:table-count="0" meta:image-count="0" meta:object-count="0" meta:page-count="3" meta:paragraph-count="122" meta:word-count="513" meta:character-count="3730" meta:non-whitespace-character-count="2840"/>
    <meta:generator>LibreOffice/24.2.7.2$Linux_X86_64 LibreOffice_project/420$Build-2</meta:generator>
  </office:meta>
</office:document-meta>
</file>